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cd412" officeooo:paragraph-rsid="001cd412"/>
    </style:style>
    <style:style style:name="P2" style:family="paragraph" style:parent-style-name="Standard">
      <style:text-properties officeooo:rsid="001de9d6" officeooo:paragraph-rsid="001de9d6"/>
    </style:style>
    <style:style style:name="P3" style:family="paragraph" style:parent-style-name="Standard">
      <style:text-properties officeooo:rsid="001e50b7" officeooo:paragraph-rsid="001de9d6"/>
    </style:style>
    <style:style style:name="P4" style:family="paragraph" style:parent-style-name="Standard">
      <style:text-properties officeooo:rsid="001e50b7" officeooo:paragraph-rsid="001e50b7"/>
    </style:style>
    <style:style style:name="P5" style:family="paragraph" style:parent-style-name="Standard">
      <style:text-properties style:font-name="Courier New" fo:font-size="10pt" fo:font-style="normal" fo:font-weight="bold" officeooo:rsid="001de9d6" officeooo:paragraph-rsid="001de9d6" style:font-size-asian="10pt" style:font-style-asian="normal" style:font-weight-asian="bold" style:font-size-complex="10pt" style:font-style-complex="normal" style:font-weight-complex="bold"/>
    </style:style>
    <style:style style:name="P6" style:family="paragraph" style:parent-style-name="Standard">
      <style:text-properties style:font-name="Courier New" fo:font-size="10pt" fo:font-weight="bold" officeooo:rsid="001e50b7" officeooo:paragraph-rsid="001e50b7" style:font-size-asian="10pt" style:font-weight-asian="bold" style:font-size-complex="10pt" style:font-weight-complex="bold"/>
    </style:style>
    <style:style style:name="P7" style:family="paragraph" style:parent-style-name="Standard">
      <style:text-properties style:font-name="Courier New" fo:font-size="10pt" fo:font-weight="bold" officeooo:rsid="001ef0de" officeooo:paragraph-rsid="001ef0de" style:font-size-asian="10pt" style:font-weight-asian="bold" style:font-size-complex="10pt" style:font-weight-complex="bold"/>
    </style:style>
    <style:style style:name="P8" style:family="paragraph" style:parent-style-name="Standard">
      <style:text-properties officeooo:rsid="001ec706" officeooo:paragraph-rsid="001ec706"/>
    </style:style>
    <style:style style:name="P9" style:family="paragraph" style:parent-style-name="Standard">
      <style:text-properties officeooo:rsid="001ec706" officeooo:paragraph-rsid="001ef0de"/>
    </style:style>
    <style:style style:name="P10" style:family="paragraph" style:parent-style-name="Standard">
      <style:text-properties officeooo:rsid="001ef0de" officeooo:paragraph-rsid="001ef0de"/>
    </style:style>
    <style:style style:name="P11" style:family="paragraph" style:parent-style-name="Standard">
      <style:text-properties style:font-name="Liberation Serif" fo:font-size="12pt" fo:font-weight="normal" officeooo:rsid="002059ea" officeooo:paragraph-rsid="002059ea" style:font-size-asian="10.5pt" style:font-weight-asian="normal" style:font-size-complex="12pt" style:font-weight-complex="normal"/>
    </style:style>
    <style:style style:name="P12" style:family="paragraph" style:parent-style-name="Header">
      <style:text-properties officeooo:rsid="00222a1b" officeooo:paragraph-rsid="00222a1b"/>
    </style:style>
    <style:style style:name="T1" style:family="text">
      <style:text-properties style:text-position="super 58%"/>
    </style:style>
    <style:style style:name="T2" style:family="text">
      <style:text-properties style:text-position="super 58%" officeooo:rsid="001de9d6"/>
    </style:style>
    <style:style style:name="T3" style:family="text">
      <style:text-properties style:text-position="0% 100%"/>
    </style:style>
    <style:style style:name="T4" style:family="text">
      <style:text-properties officeooo:rsid="001de9d6"/>
    </style:style>
    <style:style style:name="T5" style:family="text">
      <style:text-properties officeooo:rsid="001e50b7"/>
    </style:style>
    <style:style style:name="T6" style:family="text">
      <style:text-properties officeooo:rsid="001ec706"/>
    </style:style>
    <style:style style:name="T7" style:family="text">
      <style:text-properties officeooo:rsid="001ef0de"/>
    </style:style>
    <style:style style:name="T8" style:family="text">
      <style:text-properties style:font-name="Liberation Serif1"/>
    </style:style>
    <style:style style:name="T9" style:family="text">
      <style:text-properties style:font-name="Liberation Serif1" officeooo:rsid="001ef0de"/>
    </style:style>
    <style:style style:name="T10" style:family="text">
      <style:text-properties style:font-name="Liberation Serif" officeooo:rsid="001ef0d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 order to find the length of the longest increasing subsequence, we have chosen to use a novel algorithm which runs in O(n log n) time, but is different to the improvement of the naive n2 algorithm. <text:s/>This algorithm uses the first stage of the patience sort routine which, after running, will give the length of the longest increasing subsequence. <text:s/></text:p>
      <text:p text:style-name="P1"/>
      <text:p text:style-name="P1">The idea of the patience sort is to split the array into piles which are themselves arrays. <text:s/>One would start by checking the first available pile. If the current element is less than the top element of the pile, the element would be added to the pile. If not, keep traversing the pile until it can be inserted or a new pile must be added.</text:p>
      <text:p text:style-name="P1"/>
      <text:p text:style-name="P1">For example, imagine the array [2 6 8 10 0 1 4 <text:span text:style-name="T4">22</text:span> ]</text:p>
      <text:p text:style-name="P1"/>
      <text:p text:style-name="P1">Going through each step:</text:p>
      <text:p text:style-name="P1"/>
      <text:p text:style-name="P1">1. Current element = 2</text:p>
      <text:p text:style-name="P1"><text:s text:c="4"/>No pile available, so create a new pile: Piles = [[2]]</text:p>
      <text:p text:style-name="P1">2. Current element = 6</text:p>
      <text:p text:style-name="P1"><text:s text:c="4"/>No appropriate pile available, create a new pile: Piles = [[2] [6]]</text:p>
      <text:p text:style-name="P1">3. Current element = 8</text:p>
      <text:p text:style-name="P1"><text:s text:c="4"/>No appropriate pile available, create a new pile: Piles = [[2] [6] [8]]</text:p>
      <text:p text:style-name="P1">4. Current element = 10</text:p>
      <text:p text:style-name="P1"><text:s text:c="4"/>No appropriate pile available, create a new pile: Piles = [[2] [6] [8] [10]]</text:p>
      <text:p text:style-name="P1">5. Current element = 0</text:p>
      <text:p text:style-name="P1"><text:s text:c="4"/>0 is less than the top element of the 1<text:span text:style-name="T1">st</text:span> pile, so Piles = [[0 <text:span text:style-name="T4">2</text:span>] [6] [8] [10]]</text:p>
      <text:p text:style-name="P1">6. Current element = 1</text:p>
      <text:p text:style-name="P1"><text:s text:c="4"/><text:span text:style-name="T4">1 less than the top element of the 2</text:span><text:span text:style-name="T2">nd</text:span><text:span text:style-name="T4"> pile, so Piles = [[0 2] [1 6] [8] [10]]</text:span></text:p>
      <text:p text:style-name="P2">7. Current element = 4</text:p>
      <text:p text:style-name="P2"><text:s text:c="4"/>4 is less than the top element of the 3<text:span text:style-name="T1">rd</text:span> pile, so Piles = [[0 2] [1 6] [4 8] [10]]</text:p>
      <text:p text:style-name="P2">8. Current element = 22</text:p>
      <text:p text:style-name="P2"><text:s text:c="4"/>No appropriate pile is available, create a new pile: Piles = [[0 2] [1 6] [ 8] [10] [22]]</text:p>
      <text:p text:style-name="P2"/>
      <text:p text:style-name="P2">The number of piles is 5, which is the length of the longest increasing subsequence. Upon inspection of the list, the subsequence is indeed 5: [2 6 8 10 22]</text:p>
      <text:p text:style-name="P2"/>
      <text:p text:style-name="P2">The algorithm to find the length is as follows:</text:p>
      <text:p text:style-name="P3"><text:s/></text:p>
      <text:p text:style-name="P6">LIS_Patience(list[1...n]):</text:p>
      <text:p text:style-name="P5"><text:tab/>piles <text:span text:style-name="T5">&lt;=</text:span> array<text:span text:style-name="T5">[1...n]</text:span></text:p>
      <text:p text:style-name="P5"><text:tab/>while i &lt; n <text:s text:c="4"/></text:p>
      <text:p text:style-name="P5"><text:tab/> <text:s text:c="4"/>pile_index = binary_search(list, 1, length(list), list[i])</text:p>
      <text:p text:style-name="P5"><text:tab/> <text:s text:c="4"/>if pile_index = INDEX_NOT_FOUND</text:p>
      <text:p text:style-name="P5"><text:tab/> <text:s text:c="9"/>Add new pile to piles</text:p>
      <text:p text:style-name="P5"><text:tab/> <text:s text:c="4"/>else</text:p>
      <text:p text:style-name="P5"><text:tab/> <text:s text:c="9"/>piles[pile_index].push(list[i])</text:p>
      <text:p text:style-name="P2"/>
      <text:p text:style-name="P4">It loops through all the elements of list in O(n) times. An observation which can be made is that each pile is sorted by the top element. Because of this, a simple binary search through the top pile elements can be done in order to find the correct pile to put the element. If no pile is found, simply create a new pile.</text:p>
      <text:p text:style-name="P4"/>
      <text:p text:style-name="P4"><text:soft-page-break/>Combined, the loop runs at O(n) time and the binary search runs at O(log n) time. Thus, the patience approach <text:span text:style-name="T6">to finding the length </text:span>runs at O(n log n) time.</text:p>
      <text:p text:style-name="P4"/>
      <text:p text:style-name="P8">In order to actually construct the sequence, we must consider piles as an array not of integers, but an array of a tuples that contain the element value as well as a pointer to the top of the previous pile at the time of insertion. For example:</text:p>
      <text:p text:style-name="P8"/>
      <text:p text:style-name="P8">Given <text:span text:style-name="T7">(</text:span><text:span text:style-name="T9">ø</text:span><text:span text:style-name="T10"> means null pointer</text:span><text:span text:style-name="T7">)</text:span>:</text:p>
      <text:p text:style-name="P8"/>
      <text:p text:style-name="P8">List = [1 2 0 5 4]</text:p>
      <text:p text:style-name="P8"/>
      <text:p text:style-name="P8">1. Current element = 1</text:p>
      <text:p text:style-name="P9"><text:s text:c="4"/>No pile to be found, <text:span text:style-name="T7">Piles = [[1, </text:span><text:span text:style-name="T9">ø]]</text:span></text:p>
      <text:p text:style-name="P10"><text:span text:style-name="T8">2. Current element = 2</text:span></text:p>
      <text:p text:style-name="P10"><text:span text:style-name="T8"><text:s text:c="4"/>No pile to be found, Piles = [[1, ø] [2,Piles[1]]]</text:span></text:p>
      <text:p text:style-name="P10"><text:span text:style-name="T8">3. Current element = 0</text:span></text:p>
      <text:p text:style-name="P10"><text:span text:style-name="T8"><text:s text:c="4"/>Can insert at the first pile, because it is first pile, pointer is null, Piles [[1, ø; 0, ø] [2,Piles[1]]]</text:span></text:p>
      <text:p text:style-name="P10"><text:span text:style-name="T8">4. Current element = 5</text:span></text:p>
      <text:p text:style-name="P10"><text:span text:style-name="T8"><text:s text:c="4"/>No pile element to be found, Piles = [[1, ø; 0, ø] [2,Piles[1]] [5,Piles[2]]]</text:span></text:p>
      <text:p text:style-name="P10"><text:span text:style-name="T8">5. Current element = 4</text:span></text:p>
      <text:p text:style-name="P10"><text:span text:style-name="T8"><text:s text:c="4"/>Can insert into last pile, Piles = [1, ø; 0, ø] [2,Piles[1]] [5,Piles[2]; 4,Piles[2]]]</text:span></text:p>
      <text:p text:style-name="P10"><text:span text:style-name="T8"/></text:p>
      <text:p text:style-name="P10"><text:span text:style-name="T8">A visualization of the final result is:</text:span></text:p>
      <text:p text:style-name="P10"><text:span text:style-name="T8"/></text:p>
      <text:p text:style-name="P10"><text:span text:style-name="T8">The algorithm is, as follows:</text:span></text:p>
      <text:p text:style-name="P10"><text:span text:style-name="T8"/></text:p>
      <text:p text:style-name="P7">LIS.push(pointer to last Pile element)</text:p>
      <text:p text:style-name="P7">while not null pointer:</text:p>
      <text:p text:style-name="P7"><text:s text:c="5"/>LIS.push(current pointer element)</text:p>
      <text:p text:style-name="P7"><text:s text:c="5"/>current pointer element = pointer to previous element</text:p>
      <text:p text:style-name="P7"/>
      <text:p text:style-name="P11">As can be seen, the construction of the LIS happens in O(n). Thus, the process to generate the LIS from <text:s/>a given subsequence happens in O(n + n log n) = O(n log 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222a1b" officeooo:paragraph-rsid="00222a1b"/>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Project 3: Find LIS algorithm in O(n log n).</text:p>
        <text:p text:style-name="MP1">Basil Huffman <text:s/>G31359243</text:p>
        <text:p text:style-name="MP1">Saparbek Nagashibekov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5T18:45:13.046255186</meta:creation-date>
    <dc:date>2018-06-26T14:31:01.146196916</dc:date>
    <meta:editing-duration>PT3M14S</meta:editing-duration>
    <meta:editing-cycles>2</meta:editing-cycles>
    <meta:generator>LibreOffice/6.0.3.2$Linux_X86_64 LibreOffice_project/00m0$Build-2</meta:generator>
    <meta:document-statistic meta:table-count="0" meta:image-count="0" meta:object-count="0" meta:page-count="2" meta:paragraph-count="56" meta:word-count="699" meta:character-count="3756" meta:non-whitespace-character-count="2995"/>
  </office:meta>
</office:document-meta>
</file>